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69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Wall forces on 1<text:span text:style-name="T1">st</text:span> floor.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kN/m</text:p>
          </table:table-cell>
          <table:table-cell table:style-name="ce1" office:value-type="string" calcext:value-type="string">
            <text:p>-&gt;</text:p>
          </table:table-cell>
          <table:table-cell office:value-type="string" calcext:value-type="string">
            <text:p>Klbf/f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1</text:p>
          </table:table-cell>
          <table:table-cell table:formula="of:=40/1.2" office:value-type="float" office:value="33.3333333333333" calcext:value-type="float">
            <text:p>33.3333333333333</text:p>
          </table:table-cell>
          <table:table-cell table:formula="of:=68.5217659/1000" office:value-type="float" office:value="0.0685217659" calcext:value-type="float">
            <text:p>0.0685217659</text:p>
          </table:table-cell>
          <table:table-cell table:formula="of:=[.B3]*[.C3]" office:value-type="float" office:value="2.28405886333333" calcext:value-type="float">
            <text:p>2.28405886333333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float" office:value="0.224809" calcext:value-type="float">
            <text:p>0.224809</text:p>
          </table:table-cell>
          <table:table-cell office:value-type="string" calcext:value-type="string">
            <text:p>lbf</text:p>
          </table:table-cell>
        </table:table-row>
        <table:table-row table:style-name="ro2">
          <table:table-cell office:value-type="string" calcext:value-type="string">
            <text:p>T2</text:p>
          </table:table-cell>
          <table:table-cell table:formula="of:=30/1.2" office:value-type="float" office:value="25" calcext:value-type="float">
            <text:p>25</text:p>
          </table:table-cell>
          <table:table-cell table:formula="of:=[.C3]" office:value-type="float" office:value="0.0685217659" calcext:value-type="float">
            <text:p>0.0685217659</text:p>
          </table:table-cell>
          <table:table-cell table:formula="of:=[.B4]*[.C4]" office:value-type="float" office:value="1.7130441475" calcext:value-type="float">
            <text:p>1.7130441475</text:p>
          </table:table-cell>
          <table:table-cell table:number-columns-repeated="2"/>
          <table:table-cell office:value-type="string" calcext:value-type="string">
            <text:p>1000N</text:p>
          </table:table-cell>
          <table:table-cell table:formula="of:=[.H3]*1000" office:value-type="float" office:value="224.809" calcext:value-type="float">
            <text:p>224.809</text:p>
          </table:table-cell>
          <table:table-cell office:value-type="string" calcext:value-type="string">
            <text:p>lbf</text:p>
          </table:table-cell>
        </table:table-row>
        <table:table-row table:style-name="ro2">
          <table:table-cell office:value-type="string" calcext:value-type="string">
            <text:p>T3</text:p>
          </table:table-cell>
          <table:table-cell table:formula="of:=40/1.2" office:value-type="float" office:value="33.3333333333333" calcext:value-type="float">
            <text:p>33.3333333333333</text:p>
          </table:table-cell>
          <table:table-cell table:formula="of:=[.C4]" office:value-type="float" office:value="0.0685217659" calcext:value-type="float">
            <text:p>0.0685217659</text:p>
          </table:table-cell>
          <table:table-cell table:formula="of:=[.B5]*[.C5]" office:value-type="float" office:value="2.28405886333333" calcext:value-type="float">
            <text:p>2.28405886333333</text:p>
          </table:table-cell>
          <table:table-cell table:number-columns-repeated="2"/>
          <table:table-cell office:value-type="string" calcext:value-type="string">
            <text:p>1m</text:p>
          </table:table-cell>
          <table:table-cell office:value-type="float" office:value="3.28084" calcext:value-type="float">
            <text:p>3.28084</text:p>
          </table:table-cell>
          <table:table-cell office:value-type="string" calcext:value-type="string">
            <text:p>feet</text:p>
          </table:table-cell>
        </table:table-row>
        <table:table-row table:style-name="ro2">
          <table:table-cell office:value-type="string" calcext:value-type="string">
            <text:p>T4</text:p>
          </table:table-cell>
          <table:table-cell table:formula="of:=40/1.2" office:value-type="float" office:value="33.3333333333333" calcext:value-type="float">
            <text:p>33.3333333333333</text:p>
          </table:table-cell>
          <table:table-cell table:formula="of:=[.C5]" office:value-type="float" office:value="0.0685217659" calcext:value-type="float">
            <text:p>0.0685217659</text:p>
          </table:table-cell>
          <table:table-cell table:formula="of:=[.B6]*[.C6]" office:value-type="float" office:value="2.28405886333333" calcext:value-type="float">
            <text:p>2.28405886333333</text:p>
          </table:table-cell>
          <table:table-cell table:number-columns-repeated="3"/>
          <table:table-cell table:formula="of:=[.H4]/[.H5]" office:value-type="float" office:value="68.521781007303" calcext:value-type="float">
            <text:p>68.521781007303</text:p>
          </table:table-cell>
          <table:table-cell office:value-type="string" calcext:value-type="string">
            <text:p>lbf/foot</text:p>
          </table:table-cell>
        </table:table-row>
        <table:table-row table:style-name="ro2">
          <table:table-cell office:value-type="string" calcext:value-type="string">
            <text:p>T5</text:p>
          </table:table-cell>
          <table:table-cell table:formula="of:=28/1.2" office:value-type="float" office:value="23.3333333333333" calcext:value-type="float">
            <text:p>23.3333333333333</text:p>
          </table:table-cell>
          <table:table-cell table:formula="of:=[.C6]" office:value-type="float" office:value="0.0685217659" calcext:value-type="float">
            <text:p>0.0685217659</text:p>
          </table:table-cell>
          <table:table-cell table:formula="of:=[.B7]*[.C7]" office:value-type="float" office:value="1.59884120433333" calcext:value-type="float">
            <text:p>1.59884120433333</text:p>
          </table:table-cell>
          <table:table-cell table:number-columns-repeated="3"/>
          <table:table-cell table:formula="of:=[.H6]/1000" office:value-type="float" office:value="0.068521781007303" calcext:value-type="float">
            <text:p>0.068521781007303</text:p>
          </table:table-cell>
          <table:table-cell/>
        </table:table-row>
        <table:table-row table:style-name="ro2">
          <table:table-cell office:value-type="string" calcext:value-type="string">
            <text:p>T6</text:p>
          </table:table-cell>
          <table:table-cell table:formula="of:=40/1.2" office:value-type="float" office:value="33.3333333333333" calcext:value-type="float">
            <text:p>33.3333333333333</text:p>
          </table:table-cell>
          <table:table-cell table:formula="of:=[.C7]" office:value-type="float" office:value="0.0685217659" calcext:value-type="float">
            <text:p>0.0685217659</text:p>
          </table:table-cell>
          <table:table-cell table:formula="of:=[.B8]*[.C8]" office:value-type="float" office:value="2.28405886333333" calcext:value-type="float">
            <text:p>2.2840588633333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 style:data-style-name="N2" text:time-value="11:25:37.238306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18:46:37.789415498</meta:creation-date>
    <dc:date>2019-07-01T11:32:20.704474536</dc:date>
    <meta:editing-duration>PT14H26M5S</meta:editing-duration>
    <meta:editing-cycles>3</meta:editing-cycles>
    <meta:generator>LibreOffice/6.0.7.3$Linux_X86_64 LibreOffice_project/00m0$Build-3</meta:generator>
    <meta:document-statistic meta:table-count="1" meta:cell-count="40" meta:object-count="0"/>
  </office:meta>
</office:document-meta>
</file>